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565af" draw:textarea-horizontal-align="justify" draw:textarea-vertical-align="middle" draw:auto-grow-height="false" fo:min-height="1.14cm" fo:min-width="2.744cm"/>
    </style:style>
    <style:style style:name="gr2" style:family="graphic" style:parent-style-name="standard">
      <style:graphic-properties draw:fill-color="#87d1d1" draw:textarea-horizontal-align="justify" draw:textarea-vertical-align="middle" draw:auto-grow-height="false" fo:min-height="1.14cm" fo:min-width="2.744cm"/>
    </style:style>
    <style:style style:name="gr3" style:family="graphic" style:parent-style-name="standard">
      <style:graphic-properties draw:fill-color="#ffdaa2" draw:textarea-horizontal-align="justify" draw:textarea-vertical-align="middle" draw:auto-grow-height="false" fo:min-height="1.141cm" fo:min-width="2.744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141cm" fo:min-width="2.744cm"/>
    </style:style>
    <style:style style:name="gr5" style:family="graphic" style:parent-style-name="standard">
      <style:graphic-properties svg:stroke-color="#00a65d" draw:fill-color="#add58a" draw:textarea-horizontal-align="justify" draw:textarea-vertical-align="middle" draw:auto-grow-height="false" fo:min-height="0.426cm" fo:min-width="1.6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6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2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6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8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fill-color="#729fcf" draw:opacity="100%" draw:opacity-name="" draw:textarea-horizontal-align="justify" draw:textarea-vertical-align="middle" draw:auto-grow-height="false" fo:min-height="14.55cm" fo:min-width="8.1cm"/>
    </style:style>
    <style:style style:name="gr13" style:family="graphic" style:parent-style-name="standard">
      <style:graphic-properties draw:fill-color="#fcc79b" draw:textarea-horizontal-align="justify" draw:textarea-vertical-align="middle" draw:auto-grow-height="false" fo:min-height="1.141cm" fo:min-width="2.744cm"/>
    </style:style>
    <style:style style:name="gr14" style:family="graphic" style:parent-style-name="standard">
      <style:graphic-properties draw:fill-color="#ccbe00" draw:textarea-horizontal-align="justify" draw:textarea-vertical-align="middle" draw:auto-grow-height="false" fo:min-height="1.141cm" fo:min-width="2.744cm"/>
    </style:style>
    <style:style style:name="gr1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5565af"/>
      <style:paragraph-properties fo:text-align="center"/>
      <style:text-properties style:font-name="Ubuntu" fo:font-size="9pt" style:font-size-asian="16pt" style:font-size-complex="16pt"/>
    </style:style>
    <style:style style:name="P3" style:family="paragraph">
      <loext:graphic-properties draw:fill-color="#87d1d1"/>
      <style:paragraph-properties fo:text-align="center"/>
      <style:text-properties style:font-name="Ubuntu" fo:font-size="9pt" style:font-size-asian="16pt" style:font-size-complex="16pt"/>
    </style:style>
    <style:style style:name="P4" style:family="paragraph">
      <loext:graphic-properties draw:fill-color="#ffdaa2"/>
      <style:paragraph-properties fo:text-align="center"/>
      <style:text-properties style:font-name="Ubuntu" fo:font-size="9pt" style:font-size-asian="16pt" style:font-size-complex="16pt"/>
    </style:style>
    <style:style style:name="P5" style:family="paragraph">
      <loext:graphic-properties draw:fill-color="#cccccc"/>
      <style:paragraph-properties fo:text-align="center"/>
      <style:text-properties style:font-name="Ubuntu" fo:font-size="9pt" style:font-size-asian="16pt" style:font-size-complex="16pt"/>
    </style:style>
    <style:style style:name="P6" style:family="paragraph">
      <loext:graphic-properties draw:fill-color="#add58a"/>
      <style:paragraph-properties fo:text-align="center"/>
      <style:text-properties style:font-name="Ubuntu" fo:font-size="9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font-size="9pt"/>
    </style:style>
    <style:style style:name="P8" style:family="paragraph">
      <style:text-properties fo:font-size="9pt"/>
    </style:style>
    <style:style style:name="P9" style:family="paragraph">
      <loext:graphic-properties draw:fill="none" draw:fill-color="#ffffff"/>
      <style:text-properties style:font-name="Ubuntu" fo:font-size="9pt" style:font-size-asian="12pt" style:font-size-complex="12pt"/>
    </style:style>
    <style:style style:name="P10" style:family="paragraph">
      <loext:graphic-properties draw:fill="none" draw:fill-color="#ffffff"/>
      <style:text-properties style:font-name="Ubuntu"/>
    </style:style>
    <style:style style:name="P11" style:family="paragraph">
      <loext:graphic-properties draw:fill="none" draw:fill-color="#729fcf" draw:opacity="100%"/>
      <style:paragraph-properties fo:text-align="center"/>
    </style:style>
    <style:style style:name="P12" style:family="paragraph">
      <loext:graphic-properties draw:fill-color="#fcc79b"/>
      <style:paragraph-properties fo:text-align="center"/>
      <style:text-properties style:font-name="Ubuntu" fo:font-size="9pt" style:font-size-asian="16pt" style:font-size-complex="16pt"/>
    </style:style>
    <style:style style:name="P13" style:family="paragraph">
      <loext:graphic-properties draw:fill-color="#ccbe00"/>
      <style:paragraph-properties fo:text-align="center"/>
      <style:text-properties style:font-name="Ubuntu" fo:font-size="9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style:font-name="Ubuntu" style:font-size-asian="16pt" style:font-size-complex="16pt"/>
    </style:style>
    <style:style style:name="T2" style:family="text">
      <style:text-properties style:font-name="Ubuntu" style:font-size-asian="12pt" style:font-size-complex="12pt"/>
    </style:style>
    <style:style style:name="T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2" draw:id="id2" draw:layer="layout" svg:width="3.244cm" svg:height="1.39cm" svg:x="3.203cm" svg:y="5.92cm">
          <text:p text:style-name="P1"><text:span text:style-name="T1">dt_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244cm" svg:height="1.39cm" svg:x="3.203cm" svg:y="8.083cm">
          <text:p text:style-name="P1"><text:span text:style-name="T1">dt_0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244cm" svg:height="1.391cm" svg:x="3.203cm" svg:y="10.246cm">
          <text:p text:style-name="P1"><text:span text:style-name="T1">dt_0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244cm" svg:height="1.391cm" svg:x="3.203cm" svg:y="12.409cm">
          <text:p text:style-name="P1"><text:span text:style-name="T1">dt_0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2.121cm" svg:height="1.081cm" svg:x="3.764cm" svg:y="3.989cm">
          <text:p text:style-name="P1"><text:span text:style-name="T1">ds_input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4.825cm" svg:y1="5.07cm" svg:x2="4.825cm" svg:y2="5.92cm" draw:start-shape="id1" draw:start-glue-point="7" draw:end-shape="id2" svg:d="M4825 5070v850" svg:viewBox="0 0 1 851">
          <text:p/>
        </draw:connector>
        <draw:connector draw:style-name="gr6" draw:text-style-name="P7" draw:layer="layout" svg:x1="4.825cm" svg:y1="7.31cm" svg:x2="4.825cm" svg:y2="8.083cm" draw:start-shape="id2" draw:start-glue-point="2" draw:end-shape="id3" svg:d="M4825 7310v773" svg:viewBox="0 0 1 774">
          <text:p/>
        </draw:connector>
        <draw:connector draw:style-name="gr6" draw:text-style-name="P7" draw:layer="layout" svg:x1="4.825cm" svg:y1="9.473cm" svg:x2="4.825cm" svg:y2="10.246cm" draw:start-shape="id3" draw:start-glue-point="2" draw:end-shape="id4" draw:end-glue-point="0" svg:d="M4825 9473v773" svg:viewBox="0 0 1 774">
          <text:p/>
        </draw:connector>
        <draw:connector draw:style-name="gr6" draw:text-style-name="P7" draw:layer="layout" svg:x1="4.825cm" svg:y1="11.637cm" svg:x2="4.825cm" svg:y2="12.409cm" draw:start-shape="id4" draw:start-glue-point="2" draw:end-shape="id5" svg:d="M4825 11637v772" svg:viewBox="0 0 1 773">
          <text:p/>
        </draw:connector>
        <draw:frame draw:style-name="gr7" draw:text-style-name="P9" draw:layer="layout" svg:width="2.2cm" svg:height="0.963cm" svg:x="1.2cm" svg:y="5.037cm">
          <draw:text-box>
            <text:p text:style-name="P8"><text:span text:style-name="T2">ds_idt_01</text:span></text:p>
          </draw:text-box>
        </draw:frame>
        <draw:frame draw:style-name="gr8" draw:text-style-name="P9" draw:layer="layout" svg:width="2.334cm" svg:height="0.963cm" svg:x="1.266cm" svg:y="7.31cm">
          <draw:text-box>
            <text:p text:style-name="P8"><text:span text:style-name="T2">ds_idt_02</text:span></text:p>
          </draw:text-box>
        </draw:frame>
        <draw:frame draw:style-name="gr9" draw:text-style-name="P9" draw:layer="layout" svg:width="2.491cm" svg:height="0.963cm" svg:x="1.109cm" svg:y="9.4cm">
          <draw:text-box>
            <text:p text:style-name="P8"><text:span text:style-name="T2">ds_idt_03</text:span></text:p>
          </draw:text-box>
        </draw:frame>
        <draw:frame draw:style-name="gr10" draw:text-style-name="P9" draw:layer="layout" svg:width="2cm" svg:height="0.963cm" svg:x="1.203cm" svg:y="11.8cm">
          <draw:text-box>
            <text:p text:style-name="P8"><text:span text:style-name="T2">ds_idt_04</text:span></text:p>
          </draw:text-box>
        </draw:frame>
        <draw:frame draw:style-name="gr11" draw:text-style-name="P10" draw:layer="layout" svg:width="4.007cm" svg:height="0.963cm" svg:x="2.8cm" svg:y="1.2cm">
          <draw:text-box>
            <text:p><text:span text:style-name="T3">Workfow </text:span><text:span text:style-name="T3">01</text:span></text:p>
          </draw:text-box>
        </draw:frame>
        <draw:custom-shape draw:style-name="gr12" draw:text-style-name="P11" draw:layer="layout" svg:width="8.6cm" svg:height="14.8cm" svg:x="0.4cm" svg:y="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244cm" svg:height="1.39cm" svg:x="12.603cm" svg:y="6.02cm">
          <text:p text:style-name="P1"><text:span text:style-name="T1">dt_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244cm" svg:height="1.39cm" svg:x="10.4cm" svg:y="8.4cm">
          <text:p text:style-name="P1"><text:span text:style-name="T1">dt_02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5" draw:id="id15" draw:layer="layout" svg:width="3.244cm" svg:height="1.391cm" svg:x="12.6cm" svg:y="11.4cm">
          <text:p text:style-name="P1"><text:span text:style-name="T1">dt_0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3.244cm" svg:height="1.391cm" svg:x="12.603cm" svg:y="13.809cm">
          <text:p text:style-name="P1"><text:span text:style-name="T1">dt_0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121cm" svg:height="1.081cm" svg:x="13.164cm" svg:y="4.089cm">
          <text:p text:style-name="P1"><text:span text:style-name="T1">ds_input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14.225cm" svg:y1="5.17cm" svg:x2="14.225cm" svg:y2="6.02cm" draw:start-shape="id6" draw:start-glue-point="7" draw:end-shape="id7" svg:d="M14225 5170v850" svg:viewBox="0 0 1 851">
          <text:p/>
        </draw:connector>
        <draw:connector draw:style-name="gr6" draw:text-style-name="P7" draw:layer="layout" draw:line-skew="-0.111cm -2.348cm 2.281cm" svg:x1="14.225cm" svg:y1="7.41cm" svg:x2="12.022cm" svg:y2="8.4cm" draw:start-shape="id7" draw:start-glue-point="2" draw:end-shape="id8" draw:end-glue-point="0" svg:d="M14225 7410v390h-225-1978v600" svg:viewBox="0 0 2204 991">
          <text:p/>
        </draw:connector>
        <draw:frame draw:style-name="gr11" draw:text-style-name="P10" draw:layer="layout" svg:width="4.007cm" svg:height="0.963cm" svg:x="12.2cm" svg:y="1.3cm">
          <draw:text-box>
            <text:p><text:span text:style-name="T3">Workfow 02</text:span></text:p>
          </draw:text-box>
        </draw:frame>
        <draw:custom-shape draw:style-name="gr12" draw:text-style-name="P11" draw:layer="layout" svg:width="8.6cm" svg:height="14.8cm" svg:x="9.8cm" svg:y="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244cm" svg:height="1.39cm" svg:x="21.603cm" svg:y="6.02cm">
          <text:p text:style-name="P1"><text:span text:style-name="T1">dt_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3.244cm" svg:height="1.39cm" svg:x="21.603cm" svg:y="8.183cm">
          <text:p text:style-name="P1"><text:span text:style-name="T1">dt_0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2" draw:id="id12" draw:layer="layout" svg:width="3.244cm" svg:height="1.391cm" svg:x="21.603cm" svg:y="10.346cm">
          <text:p text:style-name="P1"><text:span text:style-name="T1">dt_0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3.244cm" svg:height="1.391cm" svg:x="21.603cm" svg:y="12.509cm">
          <text:p text:style-name="P1"><text:span text:style-name="T1">dt_0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2.121cm" svg:height="1.081cm" svg:x="22.164cm" svg:y="4.089cm">
          <text:p text:style-name="P1"><text:span text:style-name="T1">ds_input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7" draw:layer="layout" svg:x1="23.225cm" svg:y1="5.17cm" svg:x2="23.225cm" svg:y2="6.02cm" draw:start-shape="id9" draw:start-glue-point="7" draw:end-shape="id10" svg:d="M23225 5170v850" svg:viewBox="0 0 1 851">
          <text:p/>
        </draw:connector>
        <draw:connector draw:style-name="gr6" draw:text-style-name="P7" draw:layer="layout" svg:x1="23.225cm" svg:y1="7.41cm" svg:x2="23.225cm" svg:y2="8.183cm" draw:start-shape="id10" draw:start-glue-point="2" draw:end-shape="id11" svg:d="M23225 7410v773" svg:viewBox="0 0 1 774">
          <text:p/>
        </draw:connector>
        <draw:connector draw:style-name="gr6" draw:text-style-name="P7" draw:layer="layout" svg:x1="23.225cm" svg:y1="9.573cm" svg:x2="23.225cm" svg:y2="10.346cm" draw:start-shape="id11" draw:start-glue-point="2" draw:end-shape="id12" draw:end-glue-point="0" svg:d="M23225 9573v773" svg:viewBox="0 0 1 774">
          <text:p/>
        </draw:connector>
        <draw:connector draw:style-name="gr6" draw:text-style-name="P7" draw:layer="layout" svg:x1="23.225cm" svg:y1="11.737cm" svg:x2="23.225cm" svg:y2="12.509cm" draw:start-shape="id12" draw:start-glue-point="2" draw:end-shape="id13" svg:d="M23225 11737v772" svg:viewBox="0 0 1 773">
          <text:p/>
        </draw:connector>
        <draw:frame draw:style-name="gr7" draw:text-style-name="P9" draw:layer="layout" svg:width="2.2cm" svg:height="0.963cm" svg:x="19.8cm" svg:y="5.057cm">
          <draw:text-box>
            <text:p text:style-name="P8"><text:span text:style-name="T2">ds_idt_01</text:span></text:p>
          </draw:text-box>
        </draw:frame>
        <draw:frame draw:style-name="gr8" draw:text-style-name="P9" draw:layer="layout" svg:width="2.334cm" svg:height="0.963cm" svg:x="19.666cm" svg:y="7.437cm">
          <draw:text-box>
            <text:p text:style-name="P8"><text:span text:style-name="T2">ds_idt_02</text:span></text:p>
          </draw:text-box>
        </draw:frame>
        <draw:frame draw:style-name="gr9" draw:text-style-name="P9" draw:layer="layout" svg:width="2.491cm" svg:height="0.963cm" svg:x="19.709cm" svg:y="9.7cm">
          <draw:text-box>
            <text:p text:style-name="P8"><text:span text:style-name="T2">ds_idt_03</text:span></text:p>
          </draw:text-box>
        </draw:frame>
        <draw:frame draw:style-name="gr10" draw:text-style-name="P9" draw:layer="layout" svg:width="2cm" svg:height="0.963cm" svg:x="19.603cm" svg:y="11.8cm">
          <draw:text-box>
            <text:p text:style-name="P8"><text:span text:style-name="T2">ds_idt_04</text:span></text:p>
          </draw:text-box>
        </draw:frame>
        <draw:frame draw:style-name="gr11" draw:text-style-name="P10" draw:layer="layout" svg:width="4.007cm" svg:height="0.963cm" svg:x="21.2cm" svg:y="1.3cm">
          <draw:text-box>
            <text:p><text:span text:style-name="T3">Workfow 03</text:span></text:p>
          </draw:text-box>
        </draw:frame>
        <draw:custom-shape draw:style-name="gr12" draw:text-style-name="P11" draw:layer="layout" svg:width="8.6cm" svg:height="14.8cm" svg:x="18.8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3.244cm" svg:height="1.39cm" svg:x="14.356cm" svg:y="8.4cm">
          <text:p text:style-name="P1"><text:span text:style-name="T1">dt_022</text:span></text:p>
          <draw:enhanced-geometry svg:viewBox="0 0 21600 21600" draw:type="rectangle" draw:enhanced-path="M 0 0 L 21600 0 21600 21600 0 21600 0 0 Z N"/>
        </draw:custom-shape>
        <draw:connector draw:style-name="gr6" draw:text-style-name="P14" draw:layer="layout" draw:line-skew="-0.105cm" svg:x1="14.225cm" svg:y1="7.41cm" svg:x2="15.978cm" svg:y2="8.4cm" draw:start-shape="id7" draw:start-glue-point="2" draw:end-shape="id14" draw:end-glue-point="0" svg:d="M14225 7410v390h1753v600" svg:viewBox="0 0 1754 991">
          <text:p/>
        </draw:connector>
        <draw:connector draw:style-name="gr6" draw:text-style-name="P14" draw:layer="layout" svg:x1="12.022cm" svg:y1="9.79cm" svg:x2="14.222cm" svg:y2="11.4cm" draw:start-shape="id8" draw:end-shape="id15" svg:d="M12022 9790v805h2200v805" svg:viewBox="0 0 2201 1611">
          <text:p/>
        </draw:connector>
        <draw:connector draw:style-name="gr6" draw:text-style-name="P14" draw:layer="layout" svg:x1="15.978cm" svg:y1="9.79cm" svg:x2="14.222cm" svg:y2="11.4cm" draw:start-shape="id14" draw:start-glue-point="2" draw:end-shape="id15" draw:end-glue-point="0" svg:d="M15978 9790v805h-1756v805" svg:viewBox="0 0 1757 1611">
          <text:p/>
        </draw:connector>
        <draw:connector draw:style-name="gr6" draw:text-style-name="P14" draw:layer="layout" svg:x1="14.222cm" svg:y1="12.791cm" svg:x2="14.225cm" svg:y2="13.809cm" draw:start-shape="id15" draw:start-glue-point="2" draw:end-shape="id16" draw:end-glue-point="0" svg:d="M14222 12791v508h3v510" svg:viewBox="0 0 4 1019">
          <text:p/>
        </draw:connector>
        <draw:frame draw:style-name="gr7" draw:text-style-name="P9" draw:layer="layout" svg:width="2.2cm" svg:height="0.963cm" svg:x="10.703cm" svg:y="5.057cm">
          <draw:text-box>
            <text:p text:style-name="P8"><text:span text:style-name="T2">ds_idt_01</text:span></text:p>
          </draw:text-box>
        </draw:frame>
        <draw:frame draw:style-name="gr7" draw:text-style-name="P9" draw:layer="layout" svg:width="2.2cm" svg:height="0.963cm" svg:x="9.8cm" svg:y="7.8cm">
          <draw:text-box>
            <text:p text:style-name="P8"><text:span text:style-name="T2">ds_idt_02</text:span></text:p>
          </draw:text-box>
        </draw:frame>
        <draw:frame draw:style-name="gr7" draw:text-style-name="P9" draw:layer="layout" svg:width="2.2cm" svg:height="0.963cm" svg:x="16.4cm" svg:y="7.8cm">
          <draw:text-box>
            <text:p text:style-name="P8"><text:span text:style-name="T2">ds_idt_022</text:span></text:p>
          </draw:text-box>
        </draw:frame>
        <draw:frame draw:style-name="gr9" draw:text-style-name="P9" draw:layer="layout" svg:width="2.491cm" svg:height="0.963cm" svg:x="11.509cm" svg:y="10.8cm">
          <draw:text-box>
            <text:p text:style-name="P8"><text:span text:style-name="T2">ds_idt_03</text:span></text:p>
          </draw:text-box>
        </draw:frame>
        <draw:frame draw:style-name="gr10" draw:text-style-name="P9" draw:layer="layout" svg:width="2cm" svg:height="0.963cm" svg:x="11.6cm" svg:y="13.037cm">
          <draw:text-box>
            <text:p text:style-name="P8"><text:span text:style-name="T2">ds_idt_04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2:40:10.796713139</meta:creation-date>
    <meta:generator>LibreOffice/6.0.7.3$Linux_X86_64 LibreOffice_project/00m0$Build-3</meta:generator>
    <dc:date>2019-02-15T12:58:27.731918684</dc:date>
    <meta:editing-duration>PT18M16S</meta:editing-duration>
    <meta:editing-cycles>6</meta:editing-cycles>
    <meta:document-statistic meta:object-count="72"/>
  </office:meta>
</office:document-meta>
</file>